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바른고딕 옛한글" svg:font-family="'나눔바른고딕 옛한글'" style:font-family-generic="system" style:font-pitch="variable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07f4d6" officeooo:paragraph-rsid="0007f4d6" style:font-size-asian="25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28.5499992370605pt" officeooo:rsid="0007f4d6" officeooo:paragraph-rsid="0007f4d6" style:font-size-asian="25pt" style:font-size-complex="28.5499992370605pt"/>
    </style:style>
    <style:style style:name="P3" style:family="paragraph" style:parent-style-name="Standard">
      <style:paragraph-properties fo:text-align="start" style:justify-single-word="false"/>
      <style:text-properties fo:font-size="20.5499992370605pt" officeooo:rsid="0007f4d6" officeooo:paragraph-rsid="00166583" style:font-size-asian="18pt" style:font-size-complex="20.5499992370605pt"/>
    </style:style>
    <style:style style:name="P4" style:family="paragraph" style:parent-style-name="Standard">
      <style:paragraph-properties fo:text-align="center" style:justify-single-word="false"/>
      <style:text-properties fo:font-size="20.5499992370605pt" officeooo:rsid="0007f4d6" officeooo:paragraph-rsid="000fc12c" style:font-size-asian="18pt" style:font-size-complex="20.5499992370605pt"/>
    </style:style>
    <style:style style:name="P5" style:family="paragraph" style:parent-style-name="Standard">
      <style:paragraph-properties fo:text-align="start" style:justify-single-word="false"/>
      <style:text-properties fo:font-size="18pt" officeooo:rsid="0007f4d6" officeooo:paragraph-rsid="0007f4d6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7f4d6" officeooo:paragraph-rsid="000ada75" style:font-size-asian="18pt" style:font-size-complex="18pt"/>
    </style:style>
    <style:style style:name="P7" style:family="paragraph" style:parent-style-name="Standard">
      <style:text-properties fo:font-size="18pt" officeooo:rsid="0007f4d6" officeooo:paragraph-rsid="0007f4d6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161289" officeooo:paragraph-rsid="00161289" style:font-size-asian="18pt" style:font-size-complex="18pt"/>
    </style:style>
    <style:style style:name="T1" style:family="text">
      <style:text-properties officeooo:rsid="000ada75"/>
    </style:style>
    <style:style style:name="T2" style:family="text">
      <style:text-properties officeooo:rsid="000b5365"/>
    </style:style>
    <style:style style:name="T3" style:family="text">
      <style:text-properties fo:font-size="28.5499992370605pt" style:font-size-asian="25pt" style:font-size-complex="28.5499992370605pt"/>
    </style:style>
    <style:style style:name="T4" style:family="text">
      <style:text-properties officeooo:rsid="000fc1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소개</text:p>
      <text:p text:style-name="P7">안녕하세요? 저는 코딩을 좋아하며 꿈이 개발자인 권유호입니다.</text:p>
      <text:p text:style-name="P7">안일중학교에 다니고 있고 요즘 타입스크립트에 관심이 있습니다.</text:p>
      <text:p text:style-name="P7"/>
      <text:p text:style-name="P1">벤치마킹 인물</text:p>
      <text:p text:style-name="P5">저의 벤치마킹인물은 쪼리핑입니다.</text:p>
      <text:p text:style-name="P6">때는 초등학교 2학년 때 방과 후로 컴퓨터를 했었는데, 지금은 잘 기억이 나지 않는 어떤 형이 웹게임 끄투를 하자고 해서 알게 되었습니다.</text:p>
      <text:p text:style-name="P5">쪼리핑은 현재 블로그 사이트 달달소, 노래방 검색 사이트 쏘리들, 리듬게임 자바!와 방금 말 한 끄투도 만들고 운영 하거나 했습니다.</text:p>
      <text:p text:style-name="P5">저는 웹으로 끝말잇기, 십자말풀이, 단어대결 등을 자바스크립트를 이용해, 높은 품질로 게임은 만든 점을 본받고 싶습니다.</text:p>
      <text:p text:style-name="P1">코딩하는 이유</text:p>
      <text:p text:style-name="P5">제가 코딩을 하는 이유는 오류가 날 땐 조금 화가 나긴 하지만 그걸 고치고 완성품을 보면 성취감 같은 것 때문에 기분이 좋기 때문이라고 생각합니다.</text:p>
      <text:p text:style-name="P5"/>
      <text:p text:style-name="P1">꿈을 이루기 위해 하는 일</text:p>
      <text:p text:style-name="P5">저는 꿈을 이루기 위해서 항상 어려워서 포기했었던 리액트, 뷰, 고랭등과 <text:span text:style-name="T4">C++</text:span>을 공부할 것 입니다.</text:p>
      <text:p text:style-name="P5">그리고 정보처리기사 자격증도 딸 것입니다.</text:p>
      <text:p text:style-name="P5">사실 아직은 정보처리기능사 자격증도 없습니다.</text:p>
      <text:p text:style-name="P5"/>
      <text:p text:style-name="P8"/>
      <text:p text:style-name="P4"><text:soft-page-break/><text:span text:style-name="T3">직업의 생존여부</text:span></text:p>
      <text:p text:style-name="P3">요즘 AI로 코딩을 해주는 깃허브 코파일럿이 나왔던데, 실제로 사용해보니 실행을 해도 오류가 나는 등의 문제가 있어 AI가 대체한다고 해도 최소한의 오류를 수정하는 인력이 필요할 것 같기는 합니다.</text:p>
      <text:p text:style-name="P3">그리고 라이선스 관련 문제도 있습니다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바른고딕 옛한글" svg:font-family="'나눔바른고딕 옛한글'" style:font-family-generic="system" style:font-pitch="variable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바탕" fo:font-size="12pt" fo:language="en" fo:country="US" style:letter-kerning="true" style:font-name-asian="맑은 고딕" style:font-size-asian="10.5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바탕" fo:font-size="12pt" fo:language="en" fo:country="US" style:letter-kerning="true" style:font-name-asian="맑은 고딕" style:font-size-asian="10.5pt" style:language-asian="ko" style:country-asian="KR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바른고딕 옛한글" style:font-family-asian="'나눔바른고딕 옛한글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22:47:11.567000000</meta:creation-date>
    <dc:date>2022-12-14T23:26:38.327000000</dc:date>
    <meta:editing-duration>PT39M23S</meta:editing-duration>
    <meta:editing-cycles>10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17" meta:word-count="509" meta:character-count="659" meta:non-whitespace-character-count="513"/>
  </office:meta>
</office:document-meta>
</file>